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200.00%" fo:text-align="left"/>
    </style:style>
    <style:style style:name="P4" style:family="paragraph">
      <style:paragraph-properties fo:line-height="200.00%" fo:text-align="right"/>
    </style:style>
    <style:style style:name="P5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justify" fo:margin-left="18.00pt" fo:text-indent="0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4" style:family="paragraph">
      <style:paragraph-properties fo:line-height="100.00%" fo:text-align="left" fo:margin-left="18.00pt" fo:text-indent="0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righ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>
        <style:tab-stops>
          <style:tab-stop style:position="837346.80pt"/>
        </style:tab-stops>
      </style:paragraph-properties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9" style:family="paragraph">
      <style:paragraph-properties fo:line-height="100.00%" fo:text-align="justify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31" style:family="paragraph">
      <style:paragraph-properties fo:line-height="100.00%" fo:text-align="left" fo:margin-left="18.00pt" fo:text-indent="0.00pt"/>
    </style:style>
    <style:style style:name="P32" style:family="paragraph">
      <style:paragraph-properties fo:line-height="100.00%" fo:text-align="right" fo:margin-left="18.00pt" fo:text-indent="0.00pt"/>
    </style:style>
    <style:style style:name="TableColumn0100" style:family="table-column">
      <style:table-column-properties style:column-width="1.120139in"/>
    </style:style>
    <style:style style:name="TableColumn0101" style:family="table-column">
      <style:table-column-properties style:column-width="5.454861in"/>
    </style:style>
    <style:style style:name="Table01" style:family="table">
      <style:table-properties style:width="6.575000in" fo:margin-left="0.000000in" style:writing-mode="lr" table:align="left" style:may-break-between-rows="true"/>
    </style:style>
    <style:style style:name="TableRow0100" style:family="table-row">
      <style:table-row-properties style:min-row-height="2.371528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0.322222in"/>
    </style:style>
    <style:style style:name="TableColumn0201" style:family="table-column">
      <style:table-column-properties style:column-width="0.465278in"/>
    </style:style>
    <style:style style:name="TableColumn0202" style:family="table-column">
      <style:table-column-properties style:column-width="0.661111in"/>
    </style:style>
    <style:style style:name="TableColumn0203" style:family="table-column">
      <style:table-column-properties style:column-width="0.750000in"/>
    </style:style>
    <style:style style:name="TableColumn0204" style:family="table-column">
      <style:table-column-properties style:column-width="1.375000in"/>
    </style:style>
    <style:style style:name="TableColumn0205" style:family="table-column">
      <style:table-column-properties style:column-width="1.998611in"/>
    </style:style>
    <style:style style:name="TableColumn0206" style:family="table-column">
      <style:table-column-properties style:column-width="1.118750in"/>
    </style:style>
    <style:style style:name="Table02" style:family="table">
      <style:table-properties style:width="6.69097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draw:frame text:anchor-type="as-char" svg:width="19.05mm" svg:height="22.01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>
            <text:p text:style-name="P3"><text:span text:style-name="T2">Отчёт по лабораторной работе</text:span><text:span text:style-name="T3">№</text:span><text:span text:style-name="T4"><text:tab/></text:span><text:span text:style-name="T5">20</text:span><text:span text:style-name="T6"><text:tab/></text:span><text:span text:style-name="T7">по курсу<text:s/></text:span><text:span text:style-name="T8"><text:tab/>1<text:tab/></text:span><text:span text:style-name="T9">­</text:span></text:p>
            <text:p text:style-name="P4"><text:span text:style-name="T10">студента группы<text:s text:c="2"/></text:span><text:span text:style-name="T11">М8О-108Б Попова Матвея<text:tab/></text:span><text:span text:style-name="T12">,<text:s/></text:span><text:span text:style-name="T13">№</text:span><text:span text:style-name="T14"><text:s/></text:span><text:span text:style-name="T15">по списку<text:s text:c="2"/></text:span><text:span text:style-name="T16"><text:tab/>18<text:tab/></text:span></text:p>
            <text:p text:style-name="P4"><text:span text:style-name="T17">Адреса www, e-mail, jabber, skype</text:span><text:span text:style-name="T18"><text:tab/> popov.m4tvei@yandex.ru<text:tab/><text:tab/><text:tab/></text:span></text:p>
            <text:p text:style-name="P4"><text:span text:style-name="T19">Работа выполнена: “20“ февраля</text:span><text:span text:style-name="T20"><text:s/></text:span><text:span text:style-name="T21">2020г.<text:tab/><text:tab/></text:span></text:p>
            <text:p text:style-name="P4"><text:span text:style-name="T21">Преподаватель:</text:span><text:span text:style-name="T22"><text:tab/><text:tab/><text:tab/>Трубченко Никита Михайлович.<text:tab/><text:tab/><text:tab/><text:tab/></text:span></text:p>
            <text:p text:style-name="P4"><text:span text:style-name="T23">Входной контроль знаний с оценкой<text:s/></text:span><text:span text:style-name="T24"><text:tab/><text:tab/><text:tab/><text:tab/><text:tab/></text:span></text:p>
            <text:p text:style-name="P4"><text:span text:style-name="T25">Отчёт сдан “</text:span><text:span text:style-name="T26">20</text:span><text:span text:style-name="T27">“ февраля</text:span><text:span text:style-name="T28"><text:tab/><text:tab/></text:span><text:span text:style-name="T29">2021</text:span><text:span text:style-name="T30"><text:tab/></text:span><text:span text:style-name="T31">г., итоговая оценка<text:s/></text:span><text:span text:style-name="T32"><text:tab/><text:tab/></text:span></text:p>
            <text:p text:style-name="P4"><text:span text:style-name="T33">Подпись преподавателя<text:s/></text:span><text:span text:style-name="T34"><text:tab/><text:tab/><text:tab/><text:tab/></text:span><text:span text:style-name="T35"/></text:p>
          </table:table-cell>
        </table:table-row>
      </table:table>
      <text:p text:style-name="P6"><text:span text:style-name="T35"/></text:p>
      <text:list text:style-name="L7">
        <text:list-item>
          <text:p text:style-name="P7"><text:span text:style-name="T36">Тема</text:span><text:span text:style-name="T37">:<text:s/></text:span><text:span text:style-name="T38">bash<text:s/></text:span><text:span text:style-name="T39">скрипты</text:span></text:p>
        </text:list-item>
      </text:list>
      <text:p text:style-name="P8"><text:span text:style-name="T40"/></text:p>
      <text:list text:style-name="L9">
        <text:list-item>
          <text:p text:style-name="P9"><text:span text:style-name="T41">Цель работы</text:span><text:span text:style-name="T42">: изучить новые команды для<text:s/></text:span><text:span text:style-name="T43">bash</text:span><text:span text:style-name="T44"/></text:p>
        </text:list-item>
        <text:list-item>
          <text:p text:style-name="P9"><text:span text:style-name="T45">Задание</text:span><text:span text:style-name="T46">: написать скрипт на<text:s/></text:span><text:span text:style-name="T47">bash</text:span><text:span text:style-name="T48"/></text:p>
        </text:list-item>
        <text:list-item>
          <text:p text:style-name="P9"><text:span text:style-name="T49">Оборудование</text:span><text:span text:style-name="T50"><text:s/>(</text:span><text:span text:style-name="T51">лабораторное</text:span><text:span text:style-name="T52">):</text:span></text:p>
        </text:list-item>
      </text:list>
      <text:p text:style-name="P10"><text:span text:style-name="T52">ЭВМ<text:s/></text:span><text:span text:style-name="T53"><text:tab/><text:tab/></text:span><text:span text:style-name="T54">, процессор<text:s/></text:span><text:span text:style-name="T55"><text:tab/><text:tab/></text:span><text:span text:style-name="T56">, имя узла сети<text:s/></text:span><text:span text:style-name="T57"><text:tab/><text:tab/><text:tab/></text:span><text:span text:style-name="T58"><text:s/>с ОП<text:s/></text:span><text:span text:style-name="T59"><text:tab/><text:tab/><text:s text:c="9"/></text:span><text:span text:style-name="T60"><text:s/>МБ</text:span></text:p>
      <text:p text:style-name="P11"><text:span text:style-name="T60">НМД<text:s/></text:span><text:span text:style-name="T61"><text:tab/><text:tab/></text:span><text:span text:style-name="T62"><text:s/>ГБ.<text:s text:c="2"/>Терминал<text:s/></text:span><text:span text:style-name="T63"><text:tab/><text:tab/></text:span><text:span text:style-name="T64"><text:s/>адрес<text:s/></text:span><text:span text:style-name="T65"><text:tab/><text:tab/><text:tab/></text:span><text:span text:style-name="T66">. Принтер<text:s/></text:span><text:span text:style-name="T67"><text:tab/><text:tab/><text:tab/></text:span></text:p>
      <text:p text:style-name="P11"><text:span text:style-name="T68">Другие устройства<text:s/></text:span><text:span text:style-name="T6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><text:span text:style-name="T70"/></text:p>
      <text:p text:style-name="P11"><text:span text:style-name="T71">Оборудование ПЭВМ студента, если использовалось:</text:span></text:p>
      <text:p text:style-name="P11"><text:span text:style-name="T72">Процессор<text:s/></text:span><text:span text:style-name="T73"><text:tab/><text:tab/>AMD Ryzen 7 4800U<text:tab/><text:tab/></text:span><text:span text:style-name="T74">, ОП<text:s/></text:span><text:span text:style-name="T75"><text:tab/></text:span><text:span text:style-name="T76">16</text:span><text:span text:style-name="T77"><text:tab/></text:span><text:span text:style-name="T78"><text:s/>ГБ, НМД<text:s/></text:span><text:span text:style-name="T79">1</text:span><text:span text:style-name="T80"><text:s/>ТБ. Монитор<text:s/></text:span><text:span text:style-name="T81"><text:tab/><text:tab/><text:tab/></text:span></text:p>
      <text:p text:style-name="P11"><text:span text:style-name="T82">Другие устройства<text:s/></text:span><text:span text:style-name="T8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><text:span text:style-name="T84"/></text:p>
      <text:list text:style-name="L13">
        <text:list-item>
          <text:p text:style-name="P13"><text:span text:style-name="T85">Программное обеспечение</text:span><text:span text:style-name="T86"><text:s/>(</text:span><text:span text:style-name="T87">лабораторное</text:span><text:span text:style-name="T88">):</text:span></text:p>
        </text:list-item>
      </text:list>
      <text:p text:style-name="P14"><text:span text:style-name="T88">Операционная система семейства<text:s/></text:span><text:span text:style-name="T89"><text:tab/><text:tab/></text:span><text:span text:style-name="T90">, наименование<text:s/></text:span><text:span text:style-name="T91"><text:tab/><text:tab/><text:tab/><text:tab/></text:span><text:span text:style-name="T92"><text:s/>версия<text:s/></text:span><text:span text:style-name="T93"><text:tab/><text:tab/></text:span></text:p>
      <text:p text:style-name="P14"><text:span text:style-name="T94">Интерпретатор команд<text:s/></text:span><text:span text:style-name="T95"><text:tab/><text:tab/><text:tab/><text:tab/><text:tab/><text:tab/><text:tab/></text:span><text:span text:style-name="T96"><text:s/>версия<text:s/></text:span><text:span text:style-name="T97"><text:tab/><text:tab/><text:tab/></text:span></text:p>
      <text:p text:style-name="P14"><text:span text:style-name="T98">Система программирования<text:s/></text:span><text:span text:style-name="T99"><text:tab/><text:tab/><text:tab/><text:tab/><text:tab/><text:tab/><text:tab/></text:span><text:span text:style-name="T100"><text:s/>версия<text:s/></text:span><text:span text:style-name="T101"><text:tab/><text:tab/><text:tab/></text:span></text:p>
      <text:p text:style-name="P14"><text:span text:style-name="T102">Редактор текстов<text:s/></text:span><text:span text:style-name="T103"><text:tab/><text:tab/><text:tab/><text:tab/><text:tab/><text:tab/><text:tab/><text:tab/></text:span><text:span text:style-name="T104"><text:s/>версия<text:s/></text:span><text:span text:style-name="T105"><text:tab/><text:tab/><text:tab/></text:span></text:p>
      <text:p text:style-name="P14"><text:span text:style-name="T106">Утилиты операционной системы<text:s/></text:span><text:span text:style-name="T10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08">Прикладные системы и программы<text:s/></text:span><text:span text:style-name="T109"><text:tab/><text:tab/><text:tab/><text:tab/><text:tab/><text:tab/><text:tab/><text:tab/><text:tab/></text:span></text:p>
      <text:p text:style-name="P14"><text:span text:style-name="T110">Местонахождения и имена файлов программ и данных<text:s/></text:span><text:span text:style-name="T111"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12"/></text:p>
      <text:p text:style-name="P14"><text:span text:style-name="T113">Программное обеспечение ЭВМ студента, если использовалось:</text:span></text:p>
      <text:p text:style-name="P14"><text:span text:style-name="T114">Операционная система семейства<text:s/></text:span><text:span text:style-name="T115"><text:tab/><text:tab/></text:span><text:span text:style-name="T116">, наименование<text:s/></text:span><text:span text:style-name="T117"><text:tab/><text:tab/><text:tab/></text:span><text:span text:style-name="T118"><text:s/>версия<text:s/></text:span><text:span text:style-name="T119"><text:tab/></text:span></text:p>
      <text:p text:style-name="P14"><text:span text:style-name="T120">Интерпретатор команд<text:s/></text:span><text:span text:style-name="T121"><text:tab/><text:tab/><text:tab/><text:tab/><text:tab/><text:tab/></text:span><text:span text:style-name="T122"><text:s/>версия<text:s/></text:span><text:span text:style-name="T123"><text:tab/><text:tab/><text:tab/></text:span></text:p>
      <text:p text:style-name="P14"><text:span text:style-name="T124">Система программирования<text:s/></text:span><text:span text:style-name="T125"><text:tab/><text:tab/><text:tab/><text:tab/><text:tab/><text:tab/><text:tab/></text:span><text:span text:style-name="T126"><text:s/>версия<text:s/></text:span><text:span text:style-name="T127"><text:tab/><text:tab/></text:span></text:p>
      <text:p text:style-name="P14"><text:span text:style-name="T128">Редактор текстов<text:s/></text:span><text:span text:style-name="T129"><text:tab/><text:tab/><text:tab/><text:tab/><text:tab/><text:tab/><text:tab/></text:span><text:span text:style-name="T130"><text:s/>версия<text:s/></text:span><text:span text:style-name="T131"><text:tab/><text:tab/><text:tab/></text:span></text:p>
      <text:p text:style-name="P14"><text:span text:style-name="T132">Утилиты операционной системы<text:s/></text:span><text:span text:style-name="T13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34">Прикладные системы и программы<text:s/></text:span><text:span text:style-name="T135"><text:tab/><text:tab/><text:tab/><text:tab/><text:tab/><text:tab/><text:tab/><text:tab/><text:tab/></text:span></text:p>
      <text:p text:style-name="P14"><text:span text:style-name="T136">Местонахождения и имена файлов программ и данных<text:s text:c="3"/></text:span><text:span text:style-name="T137"><text:tab/><text:tab/><text:tab/><text:tab/><text:tab/><text:tab/><text:tab/><text:tab/><text:tab/><text:tab/><text:tab/><text:tab/><text:tab/><text:tab/><text:tab/><text:tab/><text:tab/><text:tab/><text:tab/></text:span></text:p>
      <text:list text:style-name="L15">
        <text:list-item>
          <text:p text:style-name="P15"><text:span text:style-name="T138">Идея, метод, алгоритм</text:span><text:span text:style-name="T139"><text:s/>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6"><text:span text:style-name="T140"/></text:p>
      <text:p text:style-name="P16"><text:span text:style-name="T140"/></text:p>
      <text:p text:style-name="P17"><text:span text:style-name="T141">#!/bin/bash</text:span></text:p>
      <text:p text:style-name="P17"><text:span text:style-name="T141">rm -rf testdir</text:span></text:p>
      <text:p text:style-name="P17"><text:span text:style-name="T141">mkdir testdir</text:span></text:p>
      <text:p text:style-name="P17"><text:span text:style-name="T141">cd testdir</text:span></text:p>
      <text:p text:style-name="P17"><text:span text:style-name="T141">rm -rf text1.txt</text:span></text:p>
      <text:p text:style-name="P17"><text:span text:style-name="T141">rm -rf text2.txt</text:span></text:p>
      <text:p text:style-name="P17"><text:span text:style-name="T141">&gt; text1.txt</text:span></text:p>
      <text:p text:style-name="P17"><text:span text:style-name="T141">&gt; text2.txt</text:span></text:p>
      <text:p text:style-name="P17"><text:span text:style-name="T141">echo 'aaa aab aba abb baa bab bba bbb' &gt; text1.txt</text:span></text:p>
      <text:p text:style-name="P17"><text:span text:style-name="T141">echo 'aaa aac aca acc caa cac cca ccc' &gt; text2.txt</text:span></text:p>
      <text:p text:style-name="P17"><text:span text:style-name="T141">echo '*diff* Files text1.txt &amp; text2.txt:'</text:span></text:p>
      <text:p text:style-name="P17"><text:span text:style-name="T141">diff -y text1.txt text2.txt</text:span></text:p>
      <text:p text:style-name="P17"><text:span text:style-name="T141">echo '*cmp* Differences between text1.txt &amp; text2.txt:'</text:span></text:p>
      <text:p text:style-name="P17"><text:span text:style-name="T141">cmp -l text1.txt text2.txt</text:span></text:p>
      <text:p text:style-name="P17"><text:span text:style-name="T141">echo '*wc* Number of words in text1.txt:'</text:span></text:p>
      <text:p text:style-name="P17"><text:span text:style-name="T141">wc -w text1.txt</text:span></text:p>
      <text:p text:style-name="P17"><text:span text:style-name="T141">echo '*tail* Last 4 bytes of text2.txt:'</text:span></text:p>
      <text:p text:style-name="P17"><text:span text:style-name="T141">tail -c 4 text2.txt</text:span></text:p>
      <text:p text:style-name="P17"><text:span text:style-name="T141">echo '*head* First 8 bytes of text1.txt:'</text:span></text:p>
      <text:p text:style-name="P17"><text:span text:style-name="T141">head -c 8 text1.txt</text:span></text:p>
      <text:p text:style-name="P17"><text:span text:style-name="T141">echo '*du* Size of text1.txt:'</text:span></text:p>
      <text:p text:style-name="P17"><text:span text:style-name="T141">du -h text1.txt</text:span></text:p>
      <text:p text:style-name="P17"><text:span text:style-name="T141">echo '*cut* Every second byte of text1.txt'</text:span></text:p>
      <text:p text:style-name="P17"><text:span text:style-name="T141">cut -b 2,4,6,8,10,12,14,16,18,20,22,24,26,28,30,32 text1.txt</text:span></text:p>
      <text:p text:style-name="P17"><text:span text:style-name="T141">rm -rf reserve.txt</text:span></text:p>
      <text:p text:style-name="P17"><text:span text:style-name="T141">&gt; reserve.txt</text:span></text:p>
      <text:p text:style-name="P17"><text:span text:style-name="T141">dd if=text2.txt of=reserve.txt</text:span></text:p>
      <text:p text:style-name="P17"><text:span text:style-name="T141">echo '*dd* reserve.txt (copy of text2.txt):'</text:span></text:p>
      <text:p text:style-name="P17"><text:span text:style-name="T141">cat reserve.txt</text:span></text:p>
      <text:p text:style-name="P17"><text:span text:style-name="T141">echo '*gzip* Making reserve.txt.gz from reserve.txt'</text:span></text:p>
      <text:p text:style-name="P17"><text:span text:style-name="T141">gzip reserve.txt</text:span></text:p>
      <text:p text:style-name="P17"><text:span text:style-name="T141">echo '*xargs* Removing text1.txt &amp; text2.txt'</text:span></text:p>
      <text:p text:style-name="P17"><text:span text:style-name="T141">ls *text* | xargs rm</text:span></text:p>
      <text:p text:style-name="P17"><text:span text:style-name="T141">echo '*gzip* Making reserve.txt from reserve.txt.gz'</text:span></text:p>
      <text:p text:style-name="P17"><text:span text:style-name="T141">gunzip reserve.txt.gz</text:span></text:p>
      <text:p text:style-name="P17"><text:span text:style-name="T141">echo 'reserve.txt:'</text:span></text:p>
      <text:p text:style-name="P17"><text:span text:style-name="T141">cat reserve.txt</text:span></text:p>
      <text:p text:style-name="P17"><text:span text:style-name="T141">cd ..</text:span></text:p>
      <text:p text:style-name="P17"><text:span text:style-name="T141">rm -r testdir</text:span><text:span text:style-name="T142"/></text:p>
      <text:p text:style-name="P18"><text:span text:style-name="T142"/></text:p>
      <text:p text:style-name="P18"><text:span text:style-name="T143">Пункты 1-7 отчёта составляются<text:s/></text:span><text:span text:style-name="T144">строго до</text:span><text:span text:style-name="T145"><text:s/>начала лабораторной работы.</text:span></text:p>
      <text:p text:style-name="P18"><text:span text:style-name="T146"/></text:p>
      <text:p text:style-name="P19"><text:span text:style-name="T147">Допущен к выполнению работы. Подпись преподавателя<text:s/></text:span><text:span text:style-name="T148"><text:tab/><text:tab/><text:tab/><text:tab/></text:span></text:p>
      <text:list text:style-name="L20">
        <text:list-item>
          <text:p text:style-name="P20"><text:span text:style-name="T149">Распечатка протокола</text:span><text:span text:style-name="T150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1"><text:span text:style-name="T151"/></text:p>
      <text:list text:style-name="L22">
        <text:list-item>
          <text:p text:style-name="P22"><text:span text:style-name="T152">Дневник отладки</text:span><text:span text:style-name="T153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24"><text:span text:style-name="T155">№</text:span><text:span text:style-name="T156"/></text:p>
          </table:table-cell>
          <table:table-cell table:style-name="TableCell020001">
            <text:p text:style-name="P24"><text:span text:style-name="T157">Лаб.</text:span></text:p>
            <text:p text:style-name="P24"><text:span text:style-name="T157">или</text:span></text:p>
            <text:p text:style-name="P24"><text:span text:style-name="T157">дом.</text:span><text:span text:style-name="T158"/></text:p>
          </table:table-cell>
          <table:table-cell table:style-name="TableCell020002">
            <text:p text:style-name="P24"><text:span text:style-name="T159">Дата</text:span><text:span text:style-name="T160"/></text:p>
          </table:table-cell>
          <table:table-cell table:style-name="TableCell020003">
            <text:p text:style-name="P24"><text:span text:style-name="T161">Время</text:span><text:span text:style-name="T162"/></text:p>
          </table:table-cell>
          <table:table-cell table:style-name="TableCell020004">
            <text:p text:style-name="P24"><text:span text:style-name="T163">Событие</text:span><text:span text:style-name="T164"/></text:p>
          </table:table-cell>
          <table:table-cell table:style-name="TableCell020005">
            <text:p text:style-name="P24"><text:span text:style-name="T165">Действие по исправлению</text:span><text:span text:style-name="T166"/></text:p>
          </table:table-cell>
          <table:table-cell table:style-name="TableCell020006">
            <text:p text:style-name="P24"><text:span text:style-name="T167">Примечание</text:span><text:span text:style-name="T168"/></text:p>
          </table:table-cell>
        </table:table-row>
        <table:table-row table:style-name="TableRow0201">
          <table:table-cell table:style-name="TableCell020100"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  <text:p text:style-name="P27"><text:span text:style-name="T168"/></text:p>
          </table:table-cell>
          <table:table-cell table:style-name="TableCell020101">
            <text:p text:style-name="P27"><text:span text:style-name="T168"/></text:p>
          </table:table-cell>
          <table:table-cell table:style-name="TableCell020102">
            <text:p text:style-name="P27"><text:span text:style-name="T168"/></text:p>
          </table:table-cell>
          <table:table-cell table:style-name="TableCell020103">
            <text:p text:style-name="P27"><text:span text:style-name="T168"/></text:p>
          </table:table-cell>
          <table:table-cell table:style-name="TableCell020104">
            <text:p text:style-name="P27"><text:span text:style-name="T168"/></text:p>
          </table:table-cell>
          <table:table-cell table:style-name="TableCell020105">
            <text:p text:style-name="P27"><text:span text:style-name="T168"/></text:p>
          </table:table-cell>
          <table:table-cell table:style-name="TableCell020106">
            <text:p text:style-name="P27"><text:span text:style-name="T168"/></text:p>
          </table:table-cell>
        </table:table-row>
      </table:table>
      <text:p text:style-name="P29"><text:span text:style-name="T168"/></text:p>
      <text:list text:style-name="L30">
        <text:list-item>
          <text:p text:style-name="P30"><text:span text:style-name="T169">Замечание автора по существу работы<text:s/></text:span><text:span text:style-name="T17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0"><text:span text:style-name="T171">Выводы<text:s text:c="2"/>:<text:s text:c="3"/>написал скрипт на<text:s/></text:span><text:span text:style-name="T172">bash</text:span><text:span text:style-name="T173"/></text:p>
        </text:list-item>
        <text:list-item>
          <text:p text:style-name="P30"><text:span text:style-name="T174"/></text:p>
        </text:list-item>
      </text:list>
      <text:p text:style-name="P31"><text:span text:style-name="T175">Недочеты, допущенные при выполнении задания, могут быть устранены следующим образом<text:s/></text:span><text:span text:style-name="T17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1"><text:span text:style-name="T177"/></text:p>
      <text:p text:style-name="P32"><text:span text:style-name="T178">Подпись студента<text:s/></text:span><text:span text:style-name="T179"><text:tab/><text:tab/><text:tab/></text:span><text:span text:style-name="T18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